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.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4.01pt" style:use-optimal-column-width="true"/>
    </style:style>
    <style:style style:name="ACOL-2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 table:number-columns-repeated="6"/>
        <table:table-column table:style-name="ACOL-0"/>
        <table:table-column table:style-name="ACOL-0" table:number-columns-repeated="4"/>
        <table:table-column table:default-cell-style-name="ACE-0" table:style-name="ACOL-0"/>
        <table:table-column table:style-name="ACOL-0" table:number-columns-repeated="5"/>
        <table:table-column table:style-name="ACOL-0"/>
        <table:table-column table:style-name="ACOL-0" table:number-columns-repeated="4"/>
        <table:table-column table:style-name="ACOL-0"/>
        <table:table-column table:style-name="ACOL-0" table:number-columns-repeated="104"/>
        <table:table-row table:style-name="AROW-0">
          <table:table-cell table:style-name="ACE-0" office:value-type="string">
            <text:p>Test Names</text:p>
          </table:table-cell>
          <table:table-cell table:number-columns-repeated="6" table:style-name="ACE-0"/>
          <table:table-cell table:style-name="ACE-0" office:value-type="string">
            <text:p>Code Under Test</text:p>
          </table:table-cell>
          <table:table-cell table:number-columns-repeated="4" table:style-name="ACE-0"/>
          <table:table-cell table:style-name="ACE-0" office:value-type="string">
            <text:p>Inputs</text:p>
          </table:table-cell>
          <table:table-cell table:number-columns-repeated="5" table:style-name="ACE-0"/>
          <table:table-cell table:style-name="ACE-0" office:value-type="string">
            <text:p>Oracles</text:p>
          </table:table-cell>
          <table:table-cell table:number-columns-repeated="4" table:style-name="ACE-0"/>
          <table:table-cell table:number-columns-repeated="105" table:style-name="Gnumeric-default"/>
        </table:table-row>
        <table:table-row table:style-name="AROW-0">
          <table:table-cell table:style-name="ACE-0" office:value-type="string">
            <text:p>testRedFlagConditionsLowHumidity</text:p>
          </table:table-cell>
          <table:table-cell table:number-columns-repeated="6" table:style-name="ACE-0"/>
          <table:table-cell table:style-name="ACE-0" office:value-type="string">
            <text:p>checkRedFlagConditions</text:p>
          </table:table-cell>
          <table:table-cell table:number-columns-repeated="4" table:style-name="ACE-0"/>
          <table:table-cell table:style-name="Gnumeric-default" office:value-type="string">
            <text:p>wind speed = 10</text:p>
          </table:table-cell>
          <table:table-cell table:number-columns-repeated="6" table:style-name="ACE-0"/>
          <table:table-cell table:number-columns-repeated="109" table:style-name="Gnumeric-default"/>
        </table:table-row>
        <table:table-row table:style-name="AROW-0">
          <table:table-cell table:number-columns-repeated="12" table:style-name="ACE-0"/>
          <table:table-cell table:style-name="ACE-0" office:value-type="string">
            <text:p>wind direction = north</text:p>
          </table:table-cell>
          <table:table-cell table:number-columns-repeated="10" table:style-name="ACE-0"/>
          <table:table-cell table:number-columns-repeated="10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humity = 19</text:p>
          </table:table-cell>
          <table:table-cell table:number-columns-repeated="6" table:style-name="Gnumeric-default"/>
          <table:table-cell table:number-columns-repeated="4" table:style-name="ACE-0"/>
          <table:table-cell table:number-columns-repeated="10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relative humity = 19</text:p>
          </table:table-cell>
          <table:table-cell table:number-columns-repeated="6" table:style-name="Gnumeric-default"/>
          <table:table-cell table:number-columns-repeated="4" table:style-name="ACE-0"/>
          <table:table-cell table:number-columns-repeated="10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rain chance = 10</text:p>
          </table:table-cell>
          <table:table-cell table:number-columns-repeated="6" table:style-name="Gnumeric-default"/>
          <table:table-cell table:number-columns-repeated="4" table:style-name="ACE-0"/>
          <table:table-cell table:number-columns-repeated="10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rain amount = 0.1</text:p>
          </table:table-cell>
          <table:table-cell table:number-columns-repeated="6" table:style-name="Gnumeric-default"/>
          <table:table-cell table:number-columns-repeated="4" table:style-name="ACE-0"/>
          <table:table-cell table:number-columns-repeated="10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is cold front approaching = false</text:p>
          </table:table-cell>
          <table:table-cell table:number-columns-repeated="6" table:style-name="Gnumeric-default"/>
          <table:table-cell table:number-columns-repeated="4" table:style-name="ACE-0"/>
          <table:table-cell table:number-columns-repeated="10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temperature = 70</text:p>
          </table:table-cell>
          <table:table-cell table:number-columns-repeated="6" table:style-name="Gnumeric-default"/>
          <table:table-cell table:number-columns-repeated="4" table:style-name="ACE-0"/>
          <table:table-cell table:number-columns-repeated="10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day = new Date</text:p>
          </table:table-cell>
          <table:table-cell table:number-columns-repeated="6" table:style-name="Gnumeric-default"/>
          <table:table-cell table:number-columns-repeated="4" table:style-name="ACE-0"/>
          <table:table-cell table:number-columns-repeated="10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latidute = null</text:p>
          </table:table-cell>
          <table:table-cell table:number-columns-repeated="6" table:style-name="Gnumeric-default"/>
          <table:table-cell table:number-columns-repeated="4" table:style-name="ACE-0"/>
          <table:table-cell table:number-columns-repeated="10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longitude = null</text:p>
          </table:table-cell>
          <table:table-cell table:number-columns-repeated="6" table:style-name="Gnumeric-default"/>
          <table:table-cell table:number-columns-repeated="4" table:style-name="ACE-0"/>
          <table:table-cell table:number-columns-repeated="10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Fuel type = null</text:p>
          </table:table-cell>
          <table:table-cell table:number-columns-repeated="6" table:style-name="Gnumeric-default"/>
          <table:table-cell table:number-columns-repeated="4" table:style-name="ACE-0"/>
          <table:table-cell table:number-columns-repeated="10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fire pattern = headfires</text:p>
          </table:table-cell>
          <table:table-cell table:number-columns-repeated="6" table:style-name="Gnumeric-default"/>
          <table:table-cell table:number-columns-repeated="4" table:style-name="ACE-0"/>
          <table:table-cell table:number-columns-repeated="10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widht of black line = null</text:p>
          </table:table-cell>
          <table:table-cell table:number-columns-repeated="6" table:style-name="Gnumeric-default"/>
          <table:table-cell table:number-columns-repeated="4" table:style-name="ACE-0"/>
          <table:table-cell table:number-columns-repeated="10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black line volitile = false</text:p>
          </table:table-cell>
          <table:table-cell table:number-columns-repeated="6" table:style-name="Gnumeric-default"/>
          <table:table-cell table:number-columns-repeated="4" table:style-name="ACE-0"/>
          <table:table-cell table:number-columns-repeated="10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acres to be burned = null</text:p>
          </table:table-cell>
          <table:table-cell table:number-columns-repeated="6" table:style-name="Gnumeric-default"/>
          <table:table-cell table:number-columns-repeated="4" table:style-name="ACE-0"/>
          <table:table-cell table:number-columns-repeated="105" table:style-name="Gnumeric-default"/>
        </table:table-row>
        <table:table-row table:style-name="AROW-0">
          <table:table-cell table:number-columns-repeated="12" table:style-name="ACE-0"/>
          <table:table-cell table:style-name="ACE-0" office:value-type="string">
            <text:p>supplies = null</text:p>
          </table:table-cell>
          <table:table-cell table:number-columns-repeated="10" table:style-name="ACE-0"/>
          <table:table-cell table:number-columns-repeated="105" table:style-name="Gnumeric-default"/>
        </table:table-row>
        <table:table-row table:style-name="AROW-0">
          <table:table-cell table:number-columns-repeated="128" table:style-name="Gnumeric-default"/>
        </table:table-row>
        <table:table-row table:style-name="AROW-0">
          <table:table-cell table:style-name="ACE-0" office:value-type="string">
            <text:p>testRedFlagConditionsHighTemperature</text:p>
          </table:table-cell>
          <table:table-cell table:number-columns-repeated="6" table:style-name="ACE-0"/>
          <table:table-cell table:style-name="ACE-0" office:value-type="string">
            <text:p>checkRedFlagConditions</text:p>
          </table:table-cell>
          <table:table-cell table:number-columns-repeated="4" table:style-name="ACE-0"/>
          <table:table-cell table:style-name="Gnumeric-default" office:value-type="string">
            <text:p>wind speed = 10</text:p>
          </table:table-cell>
          <table:table-cell table:number-columns-repeated="6" table:style-name="ACE-0"/>
          <table:table-cell table:number-columns-repeated="109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wind direction = north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humity = 3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relative humity = 3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rain chance = 1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rain amount = 0.1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is cold front approaching = fals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temperature = 81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day = new Dat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latidute = null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longitude = null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Fuel type = null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fire pattern = headfires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widht of black line = null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black line volitile = fals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acres to be burned = null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supplies = null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8" table:style-name="Gnumeric-default"/>
        </table:table-row>
        <table:table-row table:style-name="AROW-0">
          <table:table-cell table:style-name="ACE-0" office:value-type="string">
            <text:p>testRedFlagConditionsHighRainChanceAndHighRainAmount</text:p>
          </table:table-cell>
          <table:table-cell table:number-columns-repeated="6" table:style-name="ACE-0"/>
          <table:table-cell table:style-name="ACE-0" office:value-type="string">
            <text:p>BurnPlanEvaluationAlgorithm</text:p>
          </table:table-cell>
          <table:table-cell table:number-columns-repeated="4" table:style-name="ACE-0"/>
          <table:table-cell table:style-name="Gnumeric-default" office:value-type="string">
            <text:p>wind speed = 10</text:p>
          </table:table-cell>
          <table:table-cell table:number-columns-repeated="6" table:style-name="ACE-0"/>
          <table:table-cell table:number-columns-repeated="109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wind direction = north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humity = 3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relative humity = 3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rain chance = 51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rain amount = 11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is cold front approaching = fals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temperature = 7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day = new Dat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latidute = null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longitude = null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Fuel type = null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fire pattern = headfires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widht of black line = null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black line volitile = fals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acres to be burned = null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supplies = null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8" table:style-name="Gnumeric-default"/>
        </table:table-row>
        <table:table-row table:style-name="AROW-0">
          <table:table-cell table:style-name="ACE-0" office:value-type="string">
            <text:p>testDetermineBlackLines_BurningNotAllowedCauseOfRedFlag</text:p>
          </table:table-cell>
          <table:table-cell table:number-columns-repeated="6" table:style-name="ACE-0"/>
          <table:table-cell table:style-name="ACE-0" office:value-type="string">
            <text:p>DetermineBlackLines</text:p>
          </table:table-cell>
          <table:table-cell table:number-columns-repeated="4" table:style-name="ACE-0"/>
          <table:table-cell table:style-name="Gnumeric-default" office:value-type="string">
            <text:p>wind speed = 25</text:p>
          </table:table-cell>
          <table:table-cell table:number-columns-repeated="5" table:style-name="ACE-0"/>
          <table:table-cell table:style-name="ACE-0" office:value-type="string">
            <text:p>BURNING_PROHIBITED</text:p>
          </table:table-cell>
          <table:table-cell table:number-columns-repeated="109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wind direction = southwest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humity = 15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relative humity = 1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rain chance = 6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rain amount = 11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is cold front approaching = tru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temperature = 85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day = new Dat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latidute = 4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longitude = -96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Fuel type = heavy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fire pattern = black_lines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widht of black line = 50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black line volitile = tru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acres to be burned = 10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supplies = default supplies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8" table:style-name="Gnumeric-default"/>
        </table:table-row>
        <table:table-row table:style-name="AROW-0">
          <table:table-cell table:style-name="ACE-0" office:value-type="string">
            <text:p>testRedFlagConditionsColdFrontComing</text:p>
          </table:table-cell>
          <table:table-cell table:number-columns-repeated="6" table:style-name="ACE-0"/>
          <table:table-cell table:style-name="ACE-0" office:value-type="string">
            <text:p>BurnPlanEvaluationAlgorithm</text:p>
          </table:table-cell>
          <table:table-cell table:number-columns-repeated="4" table:style-name="ACE-0"/>
          <table:table-cell table:style-name="Gnumeric-default" office:value-type="string">
            <text:p>wind speed = 10</text:p>
          </table:table-cell>
          <table:table-cell table:number-columns-repeated="6" table:style-name="ACE-0"/>
          <table:table-cell table:number-columns-repeated="109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wind direction = north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humity = 3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relative humity = 3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rain chance = 1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rain amount = 0.1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is cold front approaching = tru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temperature = 7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day = new Dat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latidute = null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longitude = null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Fuel type = null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fire pattern = headfires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widht of black line = null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black line volitile = fals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acres to be burned = null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supplies = null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8" table:style-name="Gnumeric-default"/>
        </table:table-row>
        <table:table-row table:style-name="AROW-0">
          <table:table-cell table:style-name="ACE-0" office:value-type="string">
            <text:p>testDetermineBlackLines_NotRecommendedCauseOfTemperatures</text:p>
          </table:table-cell>
          <table:table-cell table:number-columns-repeated="6" table:style-name="ACE-0"/>
          <table:table-cell table:style-name="ACE-0" office:value-type="string">
            <text:p>DetermineBlackLines</text:p>
          </table:table-cell>
          <table:table-cell table:number-columns-repeated="4" table:style-name="ACE-0"/>
          <table:table-cell table:style-name="Gnumeric-default" office:value-type="string">
            <text:p>wind speed = 5</text:p>
          </table:table-cell>
          <table:table-cell table:number-columns-repeated="5" table:style-name="ACE-0"/>
          <table:table-cell table:style-name="ACE-0" office:value-type="string">
            <text:p>NOT_RECOMMENDED_TEMPERATURE</text:p>
          </table:table-cell>
          <table:table-cell table:number-columns-repeated="109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wind direction = northwest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humity = 45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relative humity = 3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rain chance = 1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rain amount = 0.1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is cold front approaching = fals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temperature = 34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day = new Dat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latidute = 4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longitude = -96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Fuel type = light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fire pattern = black_lines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widht of black line = 50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black line volitile = tru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acres to be burned = 10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supplies = default supplies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8" table:style-name="Gnumeric-default"/>
        </table:table-row>
        <table:table-row table:style-name="AROW-0">
          <table:table-cell table:style-name="ACE-0" office:value-type="string">
            <text:p>testDetermineBlackLines_NotRecommendedCauseOfWind</text:p>
          </table:table-cell>
          <table:table-cell table:number-columns-repeated="6" table:style-name="ACE-0"/>
          <table:table-cell table:style-name="ACE-0" office:value-type="string">
            <text:p>DetermineBlackLines</text:p>
          </table:table-cell>
          <table:table-cell table:number-columns-repeated="4" table:style-name="ACE-0"/>
          <table:table-cell table:style-name="Gnumeric-default" office:value-type="string">
            <text:p>wind speed = 11</text:p>
          </table:table-cell>
          <table:table-cell table:number-columns-repeated="5" table:style-name="ACE-0"/>
          <table:table-cell table:style-name="ACE-0" office:value-type="string">
            <text:p>NOT_RECOMMENDED_WIIND</text:p>
          </table:table-cell>
          <table:table-cell table:number-columns-repeated="109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wind direction = northwest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humity = 45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relative humity = 3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rain chance = 1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rain amount = 0.1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is cold front approaching = fals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temperature = 6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day = new Date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latidute = 40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longitude = -96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Gnumeric-default"/>
          <table:table-cell table:style-name="ACE-0" office:value-type="string">
            <text:p>Fuel type = light</text:p>
          </table:table-cell>
          <table:table-cell table:number-columns-repeated="115" table:style-name="Gnumeric-default"/>
        </table:table-row>
        <table:table-row table:style-name="AROW-0">
          <table:table-cell table:number-columns-repeated="12" table:style-name="ACE-0"/>
          <table:table-cell table:style-name="ACE-0" office:value-type="string">
            <text:p>fire pattern = black_lines</text:p>
          </table:table-cell>
          <table:table-cell table:number-columns-repeated="6" table:style-name="ACE-0"/>
          <table:table-cell table:number-columns-repeated="109" table:style-name="Gnumeric-default"/>
        </table:table-row>
        <table:table-row table:style-name="AROW-0">
          <table:table-cell table:number-columns-repeated="12" table:style-name="ACE-0"/>
          <table:table-cell table:style-name="ACE-0" office:value-type="string">
            <text:p>widht of black line = 500</text:p>
          </table:table-cell>
          <table:table-cell table:number-columns-repeated="6" table:style-name="ACE-0"/>
          <table:table-cell table:number-columns-repeated="109" table:style-name="Gnumeric-default"/>
        </table:table-row>
        <table:table-row table:style-name="AROW-0">
          <table:table-cell table:number-columns-repeated="12" table:style-name="ACE-0"/>
          <table:table-cell table:style-name="ACE-0" office:value-type="string">
            <text:p>black line volitile = true</text:p>
          </table:table-cell>
          <table:table-cell table:number-columns-repeated="6" table:style-name="ACE-0"/>
          <table:table-cell table:number-columns-repeated="109" table:style-name="Gnumeric-default"/>
        </table:table-row>
        <table:table-row table:style-name="AROW-0">
          <table:table-cell table:number-columns-repeated="12" table:style-name="ACE-0"/>
          <table:table-cell table:style-name="ACE-0" office:value-type="string">
            <text:p>acres to be burned = 100</text:p>
          </table:table-cell>
          <table:table-cell table:number-columns-repeated="6" table:style-name="ACE-0"/>
          <table:table-cell table:number-columns-repeated="109" table:style-name="Gnumeric-default"/>
        </table:table-row>
        <table:table-row table:style-name="AROW-0">
          <table:table-cell table:number-columns-repeated="12" table:style-name="ACE-0"/>
          <table:table-cell table:style-name="ACE-0" office:value-type="string">
            <text:p>supplies = default supplies</text:p>
          </table:table-cell>
          <table:table-cell table:number-columns-repeated="6" table:style-name="ACE-0"/>
          <table:table-cell table:number-columns-repeated="109" table:style-name="Gnumeric-default"/>
        </table:table-row>
        <table:table-row table:style-name="AROW-0" table:number-rows-repeated="2">
          <table:table-cell table:number-columns-repeated="12" table:style-name="ACE-0"/>
          <table:table-cell table:style-name="Gnumeric-default"/>
          <table:table-cell table:number-columns-repeated="6" table:style-name="ACE-0"/>
          <table:table-cell table:number-columns-repeated="109" table:style-name="Gnumeric-default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2" gnm:cursor-row="125">
          <gnm:selection gnm:start-col="12" gnm:start-row="109" gnm:end-col="12" gnm:end-row="12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3.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12-07T02:40:21Z</dc:date>
    <meta:creation-date>2023-12-06T19:43:34Z</meta:creation-date>
    <meta:generator>gnumeric/1.12.50</meta:generator>
  </office:meta>
</office:document-meta>
</file>